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paragraph-rsid="000dea0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itstream Charter" fo:font-size="14pt" fo:language="es" fo:country="ES" fo:font-weight="bold" officeooo:rsid="00232578" officeooo:paragraph-rsid="00232578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paragraph-rsid="001af03c"/>
    </style:style>
    <style:style style:name="P6" style:family="paragraph" style:parent-style-name="Standard">
      <style:text-properties fo:language="es" fo:country="ES" officeooo:paragraph-rsid="001ecae3"/>
    </style:style>
    <style:style style:name="P7" style:family="paragraph" style:parent-style-name="Standard">
      <style:text-properties fo:language="es" fo:country="ES" officeooo:rsid="001ecae3" officeooo:paragraph-rsid="001ecae3"/>
    </style:style>
    <style:style style:name="P8" style:family="paragraph" style:parent-style-name="Standard">
      <style:paragraph-properties fo:line-height="150%"/>
      <style:text-properties fo:language="es" fo:country="ES" officeooo:rsid="001ecae3" officeooo:paragraph-rsid="001ecae3"/>
    </style:style>
    <style:style style:name="P9" style:family="paragraph" style:parent-style-name="Standard">
      <style:text-properties fo:language="es" fo:country="ES" officeooo:rsid="001ecae3" officeooo:paragraph-rsid="0026da6d"/>
    </style:style>
    <style:style style:name="P10" style:family="paragraph" style:parent-style-name="Standard">
      <style:text-properties fo:language="es" fo:country="ES" officeooo:rsid="00232578" officeooo:paragraph-rsid="00232578"/>
    </style:style>
    <style:style style:name="P11" style:family="paragraph" style:parent-style-name="Standard">
      <style:text-properties fo:language="es" fo:country="ES" officeooo:rsid="00232578" officeooo:paragraph-rsid="00273a26"/>
    </style:style>
    <style:style style:name="P12" style:family="paragraph" style:parent-style-name="Standard">
      <style:text-properties fo:language="es" fo:country="ES" officeooo:paragraph-rsid="0026da6d"/>
    </style:style>
    <style:style style:name="P13" style:family="paragraph" style:parent-style-name="Standard">
      <style:paragraph-properties fo:line-height="150%"/>
      <style:text-properties fo:language="es" fo:country="ES" officeooo:rsid="0026da6d" officeooo:paragraph-rsid="0026da6d"/>
    </style:style>
    <style:style style:name="P1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language="es" fo:country="ES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862b1" style:font-style-asian="italic" style:font-style-complex="italic"/>
    </style:style>
    <style:style style:name="P16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862b1" style:font-size-asian="10pt" style:font-style-asian="italic" style:font-size-complex="10pt" style:font-style-complex="italic"/>
    </style:style>
    <style:style style:name="P17" style:family="paragraph">
      <style:paragraph-properties fo:text-align="center"/>
    </style:style>
    <style:style style:name="T1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mic Sans MS" fo:font-size="14pt" fo:font-weight="bold" officeooo:rsid="001af03c" style:font-size-asian="14pt" style:font-weight-asian="bold" style:font-size-complex="14pt" style:font-weight-complex="bold"/>
    </style:style>
    <style:style style:name="T3" style:family="text">
      <style:text-properties style:font-name="Comic Sans MS" fo:font-size="14pt" fo:font-weight="bold" officeooo:rsid="001c1a6f" style:font-size-asian="14pt" style:font-weight-asian="bold" style:font-size-complex="14pt" style:font-weight-complex="bold"/>
    </style:style>
    <style:style style:name="T4" style:family="text">
      <style:text-properties style:font-name="Comic Sans MS" fo:font-size="14pt" fo:font-weight="bold" officeooo:rsid="00232578" style:font-size-asian="14pt" style:font-weight-asian="bold" style:font-size-complex="14pt" style:font-weight-complex="bold"/>
    </style:style>
    <style:style style:name="T5" style:family="text">
      <style:text-properties officeooo:rsid="000861d4"/>
    </style:style>
    <style:style style:name="T6" style:family="text">
      <style:text-properties officeooo:rsid="000dea09"/>
    </style:style>
    <style:style style:name="T7" style:family="text">
      <style:text-properties officeooo:rsid="001af03c"/>
    </style:style>
    <style:style style:name="T8" style:family="text">
      <style:text-properties officeooo:rsid="0026da6d"/>
    </style:style>
    <style:style style:name="T9" style:family="text">
      <style:text-properties officeooo:rsid="00273a26"/>
    </style:style>
    <style:style style:name="T10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11" style:family="text">
      <style:text-properties fo:font-variant="normal" fo:text-transform="none" fo:color="#333333" style:font-name="Georgia" fo:letter-spacing="normal" fo:font-style="normal" fo:font-weight="normal"/>
    </style:style>
    <style:style style:name="T12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13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aderno <text:span text:style-name="T5">@seguriactiva de e</text:span>jercicios Menores <text:span text:style-name="T5">en La Red</text:span></text:p>
      <text:p text:style-name="P2"/>
      <text:p text:style-name="P3">USO DE CÁMARAS DE FOTOS, WEBCAMS, CÁMARA DEL MÓVIL, ETC.</text:p>
      <text:p text:style-name="P4"/>
      <text:p text:style-name="P5"><text:span text:style-name="T1">1.- </text:span><text:span text:style-name="T6">Escribe en el siguiente cuadro qué es un selfie, cuándo fue la última vez que te has hecho uno, por qué te lo hiciste y con quién lo compartiste:</text:span></text:p>
      <text:p text:style-name="P5"><draw:rect text:anchor-type="paragraph" draw:z-index="0" draw:style-name="gr1" draw:text-style-name="P17" svg:width="16.606cm" svg:height="3.959cm" svg:x="0.196cm" svg:y="0.199cm"><text:p/></draw:rect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<text:span text:style-name="T2">2</text:span><text:span text:style-name="T1">.- </text:span><text:span text:style-name="T6">¿Te gustaría que alguien te grabara sin tú saberlo y compartiera el vídeo? Piensa en algún ejemplo en el que te disgustaría que alguien hiciera eso contigo sin tu permiso.</text:span></text:p>
      <text:p text:style-name="P6"/>
      <text:p text:style-name="P10"/>
      <text:p text:style-name="P11"><text:span text:style-name="T3">3</text:span><text:span text:style-name="T2">.-</text:span><text:span text:style-name="T7"> </text:span>Cuando grabas un vídeo de tu casa, con tu familia y le das a compartir, ¿crees que podría molestarle a los miembros de tu familia?. Comenta con compañeros/as y tu profesor/a.</text:p>
      <text:p text:style-name="P6"/>
      <text:p text:style-name="P10"/>
      <text:p text:style-name="P10"><text:span text:style-name="T1">4</text:span><text:span text:style-name="T2">.-</text:span><text:span text:style-name="T7"> </text:span>Cuando grabas un vídeo de tu casa, con tu familia y le das a compartir, ¿crees que podría enviar por la red información personal de tu casa y sus habitantes? ¿Cuál? ¿Crees que eso puede ser peligroso?. Comenta con compañeros/as y tu profesor/a.</text:p>
      <text:p text:style-name="P10"/>
      <text:p text:style-name="P10"/>
      <text:p text:style-name="P12"><text:span text:style-name="T4">5</text:span><text:span text:style-name="T2">.-</text:span><text:span text:style-name="T7"> ¿Sabes que grabar con tu móvil un vídeo y compartirlo para reírte de algún compañero/a o amigo/a puede tener graves consecuencias?. Comenta con compañeros/as y tu profesor/a.</text:span></text:p>
      <text:p text:style-name="P9"/>
      <text:p text:style-name="P7"/>
      <text:p text:style-name="P7"><text:span text:style-name="T4">6</text:span><text:span text:style-name="T3">.-</text:span> <text:span text:style-name="T7">Contesta Verdadero o Falso rodeando con un círculo y comenta con tu profesor/a.</text:span></text:p>
      <text:p text:style-name="P8">a) <text:span text:style-name="T8">La cámara de mi ordenador, como solo la uso yo, puedo activarla cuando quiera <text:line-break/>sin preocuparme </text:span>V <text:s/>- <text:s/>F</text:p>
      <text:p text:style-name="P13">b) Es conveniente poner una pegatina tapando la cámara de mi ordenador <text:s/>V <text:s/>- <text:s/>F </text:p>
      <text:p text:style-name="P8"><text:span text:style-name="T9">c</text:span>) Tengo que pedir permiso <text:span text:style-name="T8">para grabar a alguien con mi cámara </text:span><text:s/>V <text:s/>- <text:s/>F</text:p>
      <text:p text:style-name="P8"><text:span text:style-name="T9">d</text:span>) <text:span text:style-name="T8">Si un vídeo se sube a Youtube no puede perjudicar a nadie <text:s/>V <text:s/>- <text:s/>F</text:span></text:p>
      <text:p text:style-name="P13"><text:span text:style-name="T9">e</text:span>) Un selfie puede acabar fácilmente en el tablón de anuncios del colegio <text:s/>V <text:s/>- <text:s/>F</text:p>
      <text:p text:style-name="P13"><text:span text:style-name="T9">f</text:span>) Una foto o vídeo de una persona forma parte de la privacidad de esa persona <text:s/>V <text:s/>- <text:s/>F</text:p>
      <text:p text:style-name="P13"><text:span text:style-name="T9">g</text:span>) Si alguien me pasa un vídeo ridiculizando a otra persona puedo compartirlo sin preocuparme de tener problemas legales de ningún tipo <text:s/>V <text:s/>- <text:s/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2862b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2862b1" style:font-style-asian="italic" style:font-style-complex="italic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1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22:19.219344170</dc:date>
    <dc:creator>Juan Romero</dc:creator>
    <meta:editing-duration>PT4H32M17S</meta:editing-duration>
    <meta:editing-cycles>30</meta:editing-cycles>
    <meta:generator>LibreOffice/4.2.8.2$Linux_X86_64 LibreOffice_project/420m0$Build-2</meta:generator>
    <meta:document-statistic meta:table-count="0" meta:image-count="1" meta:object-count="0" meta:page-count="1" meta:paragraph-count="18" meta:word-count="341" meta:character-count="1985" meta:non-whitespace-character-count="1636"/>
  </office:meta>
</office:document-meta>
</file>